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Номер</mi>
            <mn>1.</mn>
          </mrow>
        </mtd>
      </mtr>
      <mtr>
        <mtd>
          <mrow/>
        </mtd>
      </mtr>
      <mtr>
        <mtd>
          <mrow>
            <mi>x</mi>
            <mo stretchy="false">=</mo>
            <mrow>
              <mo fence="true" stretchy="true">[</mo>
              <mrow>
                <mtable>
                  <mtr>
                    <mtd>
                      <mn>5</mn>
                    </mtd>
                    <mtd>
                      <mn>10</mn>
                    </mtd>
                  </mtr>
                  <mtr>
                    <mtd>
                      <mn>7</mn>
                    </mtd>
                    <mtd>
                      <mn>12</mn>
                    </mtd>
                  </mtr>
                  <mtr>
                    <mtd>
                      <mn>11.3</mn>
                    </mtd>
                    <mtd>
                      <mn>5</mn>
                    </mtd>
                  </mtr>
                  <mtr>
                    <mtd>
                      <mn>25</mn>
                    </mtd>
                    <mtd>
                      <mn>30</mn>
                    </mtd>
                  </mtr>
                </mtable>
              </mrow>
              <mo fence="true" stretchy="true">]</mo>
            </mrow>
          </mrow>
        </mtd>
      </mtr>
      <mtr>
        <mtd>
          <mrow/>
        </mtd>
      </mtr>
      <mtr>
        <mtd>
          <mrow>
            <mrow>
              <mrow>
                <mrow>
                  <mn>7</mn>
                  <mo stretchy="false">⋅</mo>
                  <mi>x</mi>
                </mrow>
                <mo stretchy="false">+</mo>
                <mrow>
                  <mn>2</mn>
                  <mo stretchy="false">⋅</mo>
                  <mi>x</mi>
                </mrow>
              </mrow>
              <mo stretchy="false">=</mo>
              <mrow>
                <mi>x</mi>
                <mo stretchy="false">⋅</mo>
                <mrow>
                  <mo fence="true" stretchy="false">(</mo>
                  <mrow>
                    <mrow>
                      <mn>7</mn>
                      <mo stretchy="false">+</mo>
                      <mn>2</mn>
                    </mrow>
                  </mrow>
                  <mo fence="true" stretchy="false">)</mo>
                </mrow>
              </mrow>
              <mo stretchy="false">=</mo>
              <mrow>
                <mn>9</mn>
                <mo stretchy="false">⋅</mo>
                <mrow>
                  <mo fence="true" stretchy="true">[</mo>
                  <mrow>
                    <mtable>
                      <mtr>
                        <mtd>
                          <mn>5</mn>
                        </mtd>
                        <mtd>
                          <mn>10</mn>
                        </mtd>
                      </mtr>
                      <mtr>
                        <mtd>
                          <mn>7</mn>
                        </mtd>
                        <mtd>
                          <mn>12</mn>
                        </mtd>
                      </mtr>
                      <mtr>
                        <mtd>
                          <mn>11.3</mn>
                        </mtd>
                        <mtd>
                          <mn>5</mn>
                        </mtd>
                      </mtr>
                      <mtr>
                        <mtd>
                          <mn>25</mn>
                        </mtd>
                        <mtd>
                          <mn>30</mn>
                        </mtd>
                      </mtr>
                    </mtable>
                  </mrow>
                  <mo fence="true" stretchy="true">]</mo>
                </mrow>
              </mrow>
            </mrow>
            <mtext>=</mtext>
          </mrow>
        </mtd>
      </mtr>
      <mtr>
        <mtd>
          <mrow/>
        </mtd>
      </mtr>
      <mtr>
        <mtd>
          <mrow>
            <mo fence="true" stretchy="true">[</mo>
            <mrow>
              <mtable>
                <mtr>
                  <mtd>
                    <mn>45</mn>
                  </mtd>
                  <mtd>
                    <mn>90</mn>
                  </mtd>
                </mtr>
                <mtr>
                  <mtd>
                    <mn>63</mn>
                  </mtd>
                  <mtd>
                    <mn>108</mn>
                  </mtd>
                </mtr>
                <mtr>
                  <mtd>
                    <mn>101.7</mn>
                  </mtd>
                  <mtd>
                    <mn>45</mn>
                  </mtd>
                </mtr>
                <mtr>
                  <mtd>
                    <mn>225</mn>
                  </mtd>
                  <mtd>
                    <mn>270</mn>
                  </mtd>
                </mtr>
              </mtable>
            </mrow>
            <mo fence="true" stretchy="true">]</mo>
          </mrow>
        </mtd>
      </mtr>
      <mtr>
        <mtd>
          <mrow/>
        </mtd>
      </mtr>
      <mtr>
        <mtd>
          <mrow>
            <mi mathvariant="italic">Номер</mi>
            <mn>2.</mn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3</mn>
                      <mi>x</mi>
                      <mi>–</mi>
                      <mn>2</mn>
                      <mrow>
                        <mi>y</mi>
                        <mo stretchy="false">+</mo>
                        <mn>5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4</mn>
                      </mrow>
                      <mi>y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3</mn>
                      <mi>y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n>15</mn>
            <mrow>
              <mi>x</mi>
              <mo stretchy="false">−</mo>
              <mi>y</mi>
              <mo stretchy="false">−</mo>
              <mn>7</mn>
            </mrow>
            <mrow>
              <mi>z</mi>
              <mo stretchy="false">=</mo>
              <mn>0</mn>
            </mrow>
          </mrow>
        </mtd>
      </mtr>
      <mtr>
        <mtd>
          <mrow>
            <mrow>
              <mrow>
                <mo stretchy="false">−</mo>
                <mi>y</mi>
              </mrow>
              <mo stretchy="false">=</mo>
              <mrow>
                <mo stretchy="false">−</mo>
                <mn>15</mn>
              </mrow>
            </mrow>
            <mrow>
              <mi>x</mi>
              <mo stretchy="false">+</mo>
              <mn>7</mn>
            </mrow>
            <mi>z</mi>
          </mrow>
        </mtd>
      </mtr>
      <mtr>
        <mtd>
          <mrow>
            <mrow>
              <mi>y</mi>
              <mo stretchy="false">=</mo>
              <mn>15</mn>
            </mrow>
            <mrow>
              <mi>x</mi>
              <mo stretchy="false">−</mo>
              <mn>7</mn>
            </mrow>
            <mi>z</mi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3</mn>
                      <mi>x</mi>
                      <mi>–</mi>
                      <mrow>
                        <mrow>
                          <mn>2</mn>
                          <mo stretchy="false">⋅</mo>
                          <mrow>
                            <mo fence="true" stretchy="false">(</mo>
                            <mrow>
                              <mrow>
                                <mn>15</mn>
                                <mrow>
                                  <mi>x</mi>
                                  <mo stretchy="false">−</mo>
                                  <mn>7</mn>
                                </mrow>
                                <mi>z</mi>
                              </mrow>
                            </mrow>
                            <mo fence="true" stretchy="false">)</mo>
                          </mrow>
                        </mrow>
                        <mo stretchy="false">+</mo>
                        <mn>5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row>
                          <mn>4</mn>
                          <mo stretchy="false">⋅</mo>
                          <mrow>
                            <mo fence="true" stretchy="false">(</mo>
                            <mrow>
                              <mrow>
                                <mn>15</mn>
                                <mrow>
                                  <mi>x</mi>
                                  <mo stretchy="false">−</mo>
                                  <mn>7</mn>
                                </mrow>
                                <mi>z</mi>
                              </mrow>
                            </mrow>
                            <mo fence="true" stretchy="false">)</mo>
                          </mrow>
                        </mrow>
                      </mrow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row>
                        <mn>3</mn>
                        <mo stretchy="false">⋅</mo>
                        <mrow>
                          <mo fence="true" stretchy="false">(</mo>
                          <mrow>
                            <mrow>
                              <mn>15</mn>
                              <mrow>
                                <mi>x</mi>
                                <mo stretchy="false">−</mo>
                                <mn>7</mn>
                              </mrow>
                              <mi>z</mi>
                            </mrow>
                          </mrow>
                          <mo fence="true" stretchy="false">)</mo>
                        </mrow>
                      </mrow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3</mn>
                      <mi>x</mi>
                      <mi>–</mi>
                      <mn>30</mn>
                      <mrow>
                        <mi>x</mi>
                        <mo stretchy="false">+</mo>
                        <mn>14</mn>
                      </mrow>
                      <mrow>
                        <mi>z</mi>
                        <mo stretchy="false">+</mo>
                        <mn>5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7</mn>
                      <mrow>
                        <mi>x</mi>
                        <mo stretchy="false">+</mo>
                        <mn>60</mn>
                      </mrow>
                      <mrow>
                        <mi>x</mi>
                        <mo stretchy="false">−</mo>
                        <mn>28</mn>
                      </mrow>
                      <mi>z</mi>
                      <mi>–</mi>
                      <mn>8</mn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n>5</mn>
                      <mi>x</mi>
                      <mi>–</mi>
                      <mn>45</mn>
                      <mrow>
                        <mi>x</mi>
                        <mo stretchy="false">+</mo>
                        <mn>21</mn>
                      </mrow>
                      <mi>z</mi>
                      <mi>–</mi>
                      <mn>4</mn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27</mn>
                      <mrow>
                        <mi>x</mi>
                        <mo stretchy="false">+</mo>
                        <mn>19</mn>
                      </mrow>
                      <mrow>
                        <mi>z</mi>
                        <mo stretchy="false">=</mo>
                        <mn>7</mn>
                      </mrow>
                    </mrow>
                  </mtd>
                </mtr>
                <mtr>
                  <mtd>
                    <mrow>
                      <mn>67</mn>
                      <mrow>
                        <mi>x</mi>
                        <mo stretchy="false">−</mo>
                        <mn>36</mn>
                      </mrow>
                      <mrow>
                        <mi>z</mi>
                        <mo stretchy="false">=</mo>
                        <mn>3</mn>
                      </mrow>
                    </mrow>
                  </mtd>
                </mtr>
                <mtr>
                  <mtd>
                    <mrow>
                      <mrow>
                        <mo stretchy="false">−</mo>
                        <mn>40</mn>
                      </mrow>
                      <mrow>
                        <mi>x</mi>
                        <mo stretchy="false">+</mo>
                        <mn>17</mn>
                      </mrow>
                      <mrow>
                        <mi>z</mi>
                        <mo stretchy="false">=</mo>
                        <mrow>
                          <mo stretchy="false">−</mo>
                          <mn>12</mn>
                        </mrow>
                      </mrow>
                    </mrow>
                  </mtd>
                </mtr>
              </mtable>
            </mrow>
          </mrow>
        </mtd>
      </mtr>
      <mtr>
        <mtd>
          <mrow/>
        </mtd>
      </mtr>
      <mtr>
        <mtd>
          <mrow>
            <mi mathvariant="italic">Система</mi>
            <mi mathvariant="italic">линейная</mi>
            <mn>.</mn>
            <mi mathvariant="italic">Каждое</mi>
            <mi mathvariant="italic">уравнение</mi>
            <mi mathvariant="italic">по</mi>
            <mrow>
              <mi mathvariant="italic">отдельности</mi>
              <mo stretchy="false">−</mo>
              <mi mathvariant="italic">линейное</mi>
            </mrow>
            <mn>.</mn>
          </mrow>
        </mtd>
      </mtr>
      <mtr>
        <mtd>
          <mrow/>
        </mtd>
      </mtr>
      <mtr>
        <mtd>
          <mrow/>
        </mtd>
      </mtr>
      <mtr>
        <mtd>
          <mrow/>
        </mtd>
      </mtr>
    </mtable>
    <annotation encoding="StarMath 5.0">Номер 1.
newline
newline
x=left[matrix{5#10##7#12##11.3#5##25#30}right]
newline
newline
7 cdot x
+2 cdot x=x cdot (7 + 2)=
9 cdot left[matrix{5#10##7#12##11.3#5##25#30}right]"="
newline
newline 
left[matrix{45#90##63#108##101.7#45##225#270}right]
newline
newline
Номер  2.
newline
newline
left lbrace { stack{3x–2y+5z=7#7x+4y–8z=3#5x–3y–4z=-12} } right none
newline
newline
15x-y-7z=0
newline
-y=-15x+7z
newline
y=15x-7z
newline
newline
left lbrace { stack{3x–2cdot(15x-7z)+5z=7#7x+4cdot(15x-7z)–8z=3#5x–3cdot(15x-7z)–4z=-12} } right none
newline
newline
left lbrace { stack{
3x–30x+14z+5z=7#
7x+60x-28z–8z=3#
5x–45x+21z–4z=-12
}} right none
newline
newline
left lbrace { stack{
27x+19z=7#
67x-36z=3#
-40x+17z=-12
}} right none
newline
newline
Система линейная. Каждое уравнение по отдельности - линейное.
newline
newline
newline
newline
</annotation>
  </semantics>
</math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07:36:17.553751744</meta:creation-date>
    <meta:generator>LibreOffice/6.4.7.2$Linux_X86_64 LibreOffice_project/40$Build-2</meta:generator>
  </office:meta>
</office:document-meta>
</file>